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1.45cm" fo:min-width="0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0.87cm" fo:min-width="0.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1.95cm" fo:min-width="1.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2.45cm" fo:min-width="3.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0.85cm" fo:min-width="1.5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aa95" draw:fill-hatch-solid="false" loext:fill-use-slide-background="false" draw:textarea-horizontal-align="justify" draw:textarea-vertical-align="middle" draw:auto-grow-height="false" fo:min-height="1.42cm" fo:min-width="1.55cm" style:writing-mode="lr-tb" loext:decorative="false"/>
      <style:paragraph-properties style:writing-mode="lr-tb"/>
    </style:style>
    <style:style style:name="gr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2.609cm" loext:decorative="false"/>
      <style:paragraph-properties style:writing-mode="lr-tb"/>
    </style:style>
    <style:style style:name="gr9" style:family="graphic" style:parent-style-name="objectwithoutfill">
      <style:graphic-properties svg:stroke-width="0.01cm" svg:stroke-color="#666666" draw:marker-start-width="0.315cm" draw:marker-end="" draw:marker-end-width="0.14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10" style:family="graphic" style:parent-style-name="standard">
      <style:graphic-properties draw:stroke="none" draw:fill="none" fo:min-height="0.83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12" style:family="graphic" style:parent-style-name="objectwithoutfill">
      <style:graphic-properties svg:stroke-width="0.05cm" svg:stroke-color="#ff8000" draw:marker-start-width="0.375cm" draw:marker-end="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.27cm" fo:min-width="1cm" style:writing-mode="lr-tb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05cm" svg:stroke-color="#666666" draw:marker-start-width="0.375cm" draw:marker-end="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6" style:family="graphic" style:parent-style-name="standard">
      <style:graphic-properties draw:stroke="none" draw:fill="none" fo:min-height="0.6cm" loext:decorative="false"/>
      <style:paragraph-properties style:writing-mode="lr-tb"/>
    </style:style>
    <style:style style:name="gr17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0.55cm" style:writing-mode="lr-tb" loext:decorative="false"/>
      <style:paragraph-properties style:writing-mode="lr-tb"/>
    </style:style>
    <style:style style:name="gr18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2.4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2cm" draw:marker-start="Linienspitzen_20_8" draw:marker-start-width="0.1cm" draw:marker-end="Linienspitzen_20_9" draw:marker-end-width="0.1cm" draw:textarea-horizontal-align="center" draw:textarea-vertical-align="middle" fo:padding-top="0.01cm" fo:padding-bottom="0.01cm" fo:padding-left="0.01cm" fo:padding-right="0.01cm" loext:decorative="false"/>
      <style:paragraph-properties style:writing-mode="lr-tb"/>
    </style:style>
    <style:style style:name="gr20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1.3cm" style:writing-mode="lr-tb" loext:decorative="false"/>
      <style:paragraph-properties style:writing-mode="lr-tb"/>
    </style:style>
    <style:style style:name="gr21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3.25cm" style:writing-mode="lr-tb" loext:decorative="false"/>
      <style:paragraph-properties style:writing-mode="lr-tb"/>
    </style:style>
    <style:style style:name="gr22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3.23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cm" svg:stroke-color="#ff0000" draw:marker-start-width="0.345cm" draw:marker-end-width="0.345cm" draw:fill="solid" draw:fill-color="#ff0000" loext:fill-use-slide-background="false" draw:textarea-horizontal-align="justify" draw:textarea-vertical-align="middle" draw:auto-grow-height="false" fo:min-height="0.324cm" fo:min-width="0.324cm" fo:padding-top="0.015cm" fo:padding-bottom="0.015cm" fo:padding-left="0.015cm" fo:padding-right="0.015cm" loext:decorative="false"/>
    </style:style>
    <style:style style:name="gr24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1.299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3cm" svg:stroke-color="#ff0000" draw:marker-start-width="0.345cm" draw:marker-end-width="0.345cm" draw:fill="solid" draw:fill-color="#000000" loext:fill-use-slide-background="false" draw:textarea-horizontal-align="justify" draw:textarea-vertical-align="middle" draw:auto-grow-height="false" fo:min-height="0.324cm" fo:min-width="0.324cm" fo:padding-top="0.015cm" fo:padding-bottom="0.015cm" fo:padding-left="0.015cm" fo:padding-right="0.015cm" loext:decorative="false"/>
    </style:style>
    <style:style style:name="gr26" style:family="graphic" style:parent-style-name="standard">
      <style:graphic-properties draw:stroke="none" draw:fill="none" fo:min-height="0.439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28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21.47cm" style:writing-mode="lr-tb" loext:decorative="false"/>
      <style:paragraph-properties style:writing-mode="lr-tb"/>
    </style:style>
    <style:style style:name="gr29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3.349cm" style:writing-mode="lr-tb" loext:decorative="false"/>
      <style:paragraph-properties style:writing-mode="lr-tb"/>
    </style:style>
    <style:style style:name="gr30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0.949cm" style:writing-mode="lr-tb" loext:decorative="false"/>
      <style:paragraph-properties style:writing-mode="lr-tb"/>
    </style:style>
    <style:style style:name="gr31" style:family="graphic" style:parent-style-name="standard">
      <style:graphic-properties draw:fill="hatch" draw:fill-color="#ffffff" draw:fill-hatch-name="Red_20_90_20_Degrees_20_Crossed_20_1" draw:fill-hatch-solid="false" loext:fill-use-slide-background="false" draw:textarea-horizontal-align="justify" draw:textarea-vertical-align="middle" draw:auto-grow-height="false" fo:min-height="0.67cm" fo:min-width="0.849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45cm" fo:min-width="4.65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2.772cm" fo:min-width="5.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45cm" fo:min-width="2.7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45cm" fo:min-width="2.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3faf46" draw:textarea-horizontal-align="justify" draw:textarea-vertical-align="middle" draw:auto-grow-height="false" fo:min-height="0.35cm" fo:min-width="0.7cm" loext:decorative="false"/>
    </style:style>
    <style:style style:name="gr3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8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45cm" fo:min-width="2.65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45cm" fo:min-width="3.52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1" style:family="graphic" style:parent-style-name="objectwithoutfill">
      <style:graphic-properties draw:marker-end="Arrow_20_short" draw:fill="none" draw:textarea-horizontal-align="center" draw:textarea-vertical-align="middle" loext:decorative="false"/>
    </style:style>
    <style:style style:name="gr42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43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2.722cm" fo:min-width="5.35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P1" style:family="paragraph">
      <loext:graphic-properties draw:fill="solid" draw:fill-color="#ffaa95" draw:fill-hatch-solid="false"/>
      <style:paragraph-properties fo:text-align="center" style:writing-mode="lr-tb"/>
    </style:style>
    <style:style style:name="P2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1" fo:font-size="8pt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hatch" draw:fill-color="#ffffff" draw:fill-hatch-name="Red_20_90_20_Degrees_20_Crossed_20_1" draw:fill-hatch-solid="false"/>
      <style:paragraph-properties fo:text-align="center" style:writing-mode="lr-tb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 style:writing-mode="lr-tb"/>
    </style:style>
    <style:style style:name="P14" style:family="paragraph">
      <loext:graphic-properties draw:fill="solid" draw:fill-color="#3faf46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Arial1" fo:font-size="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5cm" svg:height="1.45cm" svg:x="25.9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7cm" svg:x="22.95cm" svg:y="6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.95cm" svg:x="19.85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2.45cm" svg:x="11.55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5cm" svg:height="0.85cm" svg:x="8.4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5cm" svg:height="1.42cm" svg:x="4.5cm" svg:y="7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7cm" svg:height="0.955cm" svg:x="19.8cm" svg:y="19.195cm">
          <draw:text-box>
            <text:p text:style-name="P2"><text:span text:style-name="T1">File</text:span><text:span text:style-name="T1"><text:tab/></text:span><text:span text:style-name="T1"><text:file-name text:display="name">20241015a_sp_zentral_level_hin_und_her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8" draw:text-style-name="P4" draw:layer="layout" svg:width="12.609cm" svg:height="0.5cm" svg:x="1.15cm" svg:y="1.15cm">
          <draw:text-box>
            <text:p><text:span text:style-name="T2">Modulation Brenner, PWM Pumpe</text:span></text:p>
          </draw:text-box>
        </draw:frame>
        <draw:line draw:style-name="gr9" draw:text-style-name="P5" draw:layer="layout" svg:x1="4.95cm" svg:y1="4.55cm" svg:x2="4.95cm" svg:y2="17.6cm">
          <text:p/>
        </draw:line>
        <draw:frame draw:style-name="gr10" draw:text-style-name="P5" draw:layer="layout" svg:width="1.65cm" svg:height="0.839cm" svg:x="12.45cm" svg:y="9.961cm">
          <draw:text-box>
            <text:p><text:span text:style-name="T3">zünden B</text:span></text:p>
          </draw:text-box>
        </draw:frame>
        <draw:frame draw:style-name="gr11" draw:text-style-name="P5" draw:layer="layout" svg:width="2.374cm" svg:height="1.183cm" svg:x="2.35cm" svg:y="3.2cm">
          <draw:text-box>
            <text:p><text:span text:style-name="T3">sp_zentral</text:span></text:p>
            <text:p><text:span text:style-name="T3">_ladung</text:span></text:p>
            <text:p><text:span text:style-name="T3">_level</text:span></text:p>
          </draw:text-box>
        </draw:frame>
        <draw:polyline draw:style-name="gr12" draw:text-style-name="P5" draw:layer="layout" svg:width="21.125cm" svg:height="7.883cm" draw:transform="rotate (0.395491608501915) translate (4.4cm 7.9cm)" svg:viewBox="0 0 21126 7884" draw:points="0,0 968,1705 3560,2245 4601,3384 6336,3512 8277,4702 8461,6729 9861,6880 14438,5649 14553,7322 15510,7884 17665,5966 18288,6551 20915,5968 21126,6761">
          <text:p/>
        </draw:polyline>
        <draw:custom-shape draw:style-name="gr13" draw:text-style-name="P7" draw:layer="layout" svg:width="1cm" svg:height="1.27cm" svg:x="2.55cm" svg:y="9.68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27cm" svg:x="2.55cm" svg:y="8.41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27cm" svg:x="2.55cm" svg:y="7.14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27cm" svg:x="2.55cm" svg:y="5.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27cm" svg:x="2.55cm" svg:y="4.6cm">
          <text:p text:style-name="P6">4</text:p>
          <draw:enhanced-geometry svg:viewBox="0 0 21600 21600" draw:type="rectangle" draw:enhanced-path="M 0 0 L 21600 0 21600 21600 0 21600 0 0 Z N"/>
        </draw:custom-shape>
        <draw:g draw:style-name="gr14">
          <draw:line draw:style-name="gr15" draw:text-style-name="P5" draw:layer="layout" svg:x1="2.4cm" svg:y1="5.87cm" svg:x2="27cm" svg:y2="5.87cm">
            <text:p/>
          </draw:line>
          <draw:line draw:style-name="gr15" draw:text-style-name="P5" draw:layer="layout" svg:x1="2.4cm" svg:y1="7.14cm" svg:x2="27cm" svg:y2="7.14cm">
            <text:p/>
          </draw:line>
          <draw:line draw:style-name="gr15" draw:text-style-name="P5" draw:layer="layout" svg:x1="2.4cm" svg:y1="8.41cm" svg:x2="27cm" svg:y2="8.41cm">
            <text:p/>
          </draw:line>
          <draw:line draw:style-name="gr15" draw:text-style-name="P5" draw:layer="layout" svg:x1="2.4cm" svg:y1="9.68cm" svg:x2="27cm" svg:y2="9.68cm">
            <text:p/>
          </draw:line>
        </draw:g>
        <draw:frame draw:style-name="gr11" draw:text-style-name="P5" draw:layer="layout" svg:width="2.374cm" svg:height="1.183cm" svg:x="1.726cm" svg:y="14.767cm">
          <draw:text-box>
            <text:p><text:span text:style-name="T3">bedarf</text:span></text:p>
            <text:p><text:span text:style-name="T3">(ladende &lt;0%)</text:span></text:p>
          </draw:text-box>
        </draw:frame>
        <draw:frame draw:style-name="gr16" draw:text-style-name="P5" draw:layer="layout" svg:width="1.374cm" svg:height="0.6cm" svg:x="2.026cm" svg:y="16.45cm">
          <draw:text-box>
            <text:p><text:span text:style-name="T3">Pumpe</text:span></text:p>
          </draw:text-box>
        </draw:frame>
        <draw:line draw:style-name="gr15" draw:text-style-name="P5" draw:layer="layout" svg:x1="1.751cm" svg:y1="15.671cm" svg:x2="27.001cm" svg:y2="15.671cm">
          <text:p/>
        </draw:line>
        <draw:line draw:style-name="gr15" draw:text-style-name="P5" draw:layer="layout" svg:x1="1.751cm" svg:y1="17.071cm" svg:x2="27.001cm" svg:y2="17.071cm">
          <text:p/>
        </draw:line>
        <draw:custom-shape draw:style-name="gr17" draw:text-style-name="P8" draw:layer="layout" svg:width="0.55cm" svg:height="0.67cm" svg:x="4.1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45cm" svg:height="0.67cm" svg:x="3.7cm" svg:y="16.4cm">
          <text:p/>
          <draw:enhanced-geometry svg:viewBox="0 0 21600 21600" draw:type="rectangle" draw:enhanced-path="M 0 0 L 21600 0 21600 21600 0 21600 0 0 Z N"/>
        </draw:custom-shape>
        <draw:line draw:style-name="gr19" draw:layer="layout" svg:x1="4.95cm" svg:y1="17.6cm" svg:x2="6.2cm" svg:y2="17.6cm">
          <text:p>20 min</text:p>
          <text:p/>
        </draw:line>
        <draw:custom-shape draw:style-name="gr20" draw:text-style-name="P8" draw:layer="layout" svg:width="1.3cm" svg:height="0.67cm" svg:x="8.6cm" svg:y="16.4cm">
          <text:p/>
          <draw:enhanced-geometry svg:viewBox="0 0 21600 21600" draw:type="rectangle" draw:enhanced-path="M 0 0 L 21600 0 21600 21600 0 21600 0 0 Z N"/>
        </draw:custom-shape>
        <draw:line draw:style-name="gr19" draw:layer="layout" svg:x1="8.6cm" svg:y1="17.6cm" svg:x2="9.85cm" svg:y2="17.6cm">
          <text:p>20 min</text:p>
          <text:p/>
        </draw:line>
        <draw:line draw:style-name="gr19" draw:layer="layout" svg:x1="6.2cm" svg:y1="17.6cm" svg:x2="8.6cm" svg:y2="17.6cm">
          <text:p>40 min</text:p>
          <text:p/>
        </draw:line>
        <draw:custom-shape draw:style-name="gr21" draw:text-style-name="P8" draw:layer="layout" svg:width="3.25cm" svg:height="0.67cm" svg:x="11.55cm" svg:y="16.4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55cm" svg:y1="4.55cm" svg:x2="11.55cm" svg:y2="17.6cm">
          <text:p/>
        </draw:line>
        <draw:custom-shape draw:style-name="gr22" draw:text-style-name="P8" draw:layer="layout" svg:width="3.23cm" svg:height="0.67cm" svg:x="11.57cm" svg:y="1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4.15cm" svg:y1="4.55cm" svg:x2="14.15cm" svg:y2="17.6cm">
          <text:p/>
        </draw:line>
        <draw:custom-shape draw:style-name="gr23" draw:text-style-name="P9" draw:layer="layout" svg:width="0.5cm" svg:height="0.5cm" svg:x="14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4.78cm" svg:y1="4.55cm" svg:x2="14.78cm" svg:y2="17.6cm">
          <text:p/>
        </draw:line>
        <draw:custom-shape draw:style-name="gr20" draw:text-style-name="P8" draw:layer="layout" svg:width="1.3cm" svg:height="0.67cm" svg:x="17.201cm" svg:y="16.425cm">
          <text:p/>
          <draw:enhanced-geometry svg:viewBox="0 0 21600 21600" draw:type="rectangle" draw:enhanced-path="M 0 0 L 21600 0 21600 21600 0 21600 0 0 Z N"/>
        </draw:custom-shape>
        <draw:line draw:style-name="gr19" draw:layer="layout" svg:x1="17.201cm" svg:y1="17.625cm" svg:x2="18.451cm" svg:y2="17.625cm">
          <text:p>20 min</text:p>
          <text:p/>
        </draw:line>
        <draw:line draw:style-name="gr19" draw:layer="layout" svg:x1="14.801cm" svg:y1="17.625cm" svg:x2="17.201cm" svg:y2="17.625cm">
          <text:p>40 min</text:p>
          <text:p/>
        </draw:line>
        <draw:line draw:style-name="gr9" draw:text-style-name="P5" draw:layer="layout" svg:x1="19.48cm" svg:y1="4.55cm" svg:x2="19.48cm" svg:y2="17.6cm">
          <text:p/>
        </draw:line>
        <draw:custom-shape draw:style-name="gr24" draw:text-style-name="P8" draw:layer="layout" svg:width="1.299cm" svg:height="0.67cm" svg:x="19.501cm" svg:y="16.425cm">
          <text:p/>
          <draw:enhanced-geometry svg:viewBox="0 0 21600 21600" draw:type="rectangle" draw:enhanced-path="M 0 0 L 21600 0 21600 21600 0 21600 0 0 Z N"/>
        </draw:custom-shape>
        <draw:line draw:style-name="gr19" draw:layer="layout" svg:x1="19.501cm" svg:y1="17.585cm" svg:x2="20.751cm" svg:y2="17.585cm">
          <text:p>20 min</text:p>
          <text:p/>
        </draw:line>
        <draw:line draw:style-name="gr9" draw:text-style-name="P5" draw:layer="layout" svg:x1="22.18cm" svg:y1="4.55cm" svg:x2="22.18cm" svg:y2="17.6cm">
          <text:p/>
        </draw:line>
        <draw:custom-shape draw:style-name="gr25" draw:text-style-name="P10" draw:layer="layout" svg:width="0.5cm" svg:height="0.5cm" svg:x="22.4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2.25cm" svg:height="0.439cm" svg:x="20.9cm" svg:y="6.411cm">
          <draw:text-box>
            <text:p><text:span text:style-name="T3">loeschen B</text:span></text:p>
          </draw:text-box>
        </draw:frame>
        <draw:frame draw:style-name="gr27" draw:text-style-name="P5" draw:layer="layout" svg:width="2.524cm" svg:height="0.4cm" svg:x="1.676cm" svg:y="14.05cm">
          <draw:text-box>
            <text:p><text:span text:style-name="T3">&gt; 1 valve open</text:span></text:p>
          </draw:text-box>
        </draw:frame>
        <draw:line draw:style-name="gr15" draw:text-style-name="P5" draw:layer="layout" svg:x1="1.752cm" svg:y1="14.672cm" svg:x2="27.002cm" svg:y2="14.672cm">
          <text:p/>
        </draw:line>
        <draw:custom-shape draw:style-name="gr28" draw:text-style-name="P8" draw:layer="layout" svg:width="21.47cm" svg:height="0.67cm" svg:x="4.13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3.35cm" svg:height="0.6cm" svg:x="5.8cm" svg:y="18cm">
          <draw:text-box>
            <text:p><text:span text:style-name="T3">PWM 30% Pumpe </text:span></text:p>
          </draw:text-box>
        </draw:frame>
        <draw:line draw:style-name="gr9" draw:text-style-name="P5" draw:layer="layout" svg:x1="20.78cm" svg:y1="4.55cm" svg:x2="20.78cm" svg:y2="17.6cm">
          <text:p/>
        </draw:line>
        <draw:custom-shape draw:style-name="gr29" draw:text-style-name="P8" draw:layer="layout" svg:width="3.349cm" svg:height="0.67cm" svg:x="22.201cm" svg:y="16.42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5.58cm" svg:y1="2.95cm" svg:x2="25.58cm" svg:y2="17.6cm">
          <text:p/>
        </draw:line>
        <draw:line draw:style-name="gr9" draw:text-style-name="P5" draw:layer="layout" svg:x1="25.98cm" svg:y1="2.95cm" svg:x2="25.98cm" svg:y2="17.6cm">
          <text:p/>
        </draw:line>
        <draw:custom-shape draw:style-name="gr30" draw:text-style-name="P8" draw:layer="layout" svg:width="0.949cm" svg:height="0.67cm" svg:x="26.001cm" svg:y="16.4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49cm" svg:height="0.67cm" svg:x="26.001cm" svg:y="13.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4.65cm" svg:height="0.45cm" draw:transform="rotate (1.5707963267949) translate (37.299cm 9.649cm)">
          <text:p text:style-name="P6">zuenden loeschen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5.5cm" svg:height="2.772cm" draw:transform="rotate (1.5707963267949) translate (15.5cm 7.25cm)">
          <text:p text:style-name="P11">falls steigt:</text:p>
          <text:p text:style-name="P12">1. min target_valve_open_count<text:line-break/>2. Modulieren down</text:p>
          <text:p text:style-name="P12">3. target_valve_open_count +1</text:p>
          <text:p text:style-name="P12">4. Loeschen B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75cm" svg:height="0.45cm" draw:transform="rotate (1.5707963267949) translate (36cm 14.85cm)">
          <text:p text:style-name="P6">PWM Pumpe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6cm" svg:height="0.45cm" draw:transform="rotate (1.5707963267949) translate (36.5cm 10.822cm)">
          <text:p text:style-name="P6">2. Anhebung up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4cm" svg:height="1.05cm" draw:transform="rotate (1.5707963267949) translate (25.05cm 8.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5" draw:layer="layout" svg:width="0.65cm" svg:height="0.395cm" svg:x="25.55cm" svg:y="7.7cm">
          <draw:text-box>
            <text:p><text:span text:style-name="T3">gut</text:span></text:p>
          </draw:text-box>
        </draw:frame>
        <draw:custom-shape draw:style-name="gr38" draw:text-style-name="P7" draw:layer="layout" svg:width="2.65cm" svg:height="0.45cm" draw:transform="rotate (1.5707963267949) translate (35.461cm 15.95cm)">
          <text:p text:style-name="P6">2. Modulieren up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3.528cm" svg:height="0.45cm" draw:transform="rotate (1.5707963267949) translate (36.5cm 15.65cm)">
          <text:p text:style-name="P6">1. Anhebung down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cm" svg:height="0.5cm" svg:x="37.2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5cm" svg:height="0.5cm" svg:x="37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5" draw:layer="layout" svg:width="3.35cm" svg:height="0.789cm" svg:x="1.75cm" svg:y="18.75cm">
          <draw:text-box>
            <text:p><text:span text:style-name="T3">Tsz4 unter 50C: </text:span></text:p>
            <text:p><text:span text:style-name="T3">nicht mehr pumpen</text:span></text:p>
          </draw:text-box>
        </draw:frame>
        <draw:line draw:style-name="gr41" draw:text-style-name="P5" draw:layer="layout" svg:x1="4.95cm" svg:y1="8.55cm" svg:x2="5.1cm" svg:y2="16.15cm">
          <text:p/>
        </draw:line>
        <draw:frame draw:style-name="gr16" draw:text-style-name="P5" draw:layer="layout" svg:width="3.35cm" svg:height="0.6cm" svg:x="17.5cm" svg:y="18.3cm">
          <draw:text-box>
            <text:p><text:span text:style-name="T3">PWM &gt;30% Pumpe </text:span></text:p>
          </draw:text-box>
        </draw:frame>
        <draw:custom-shape draw:style-name="gr23" draw:text-style-name="P9" draw:layer="layout" svg:width="0.5cm" svg:height="0.5cm" svg:x="4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cm" svg:height="0.839cm" svg:x="5.1cm" svg:y="7.85cm">
          <draw:text-box>
            <text:p><text:span text:style-name="T3">zünden A</text:span></text:p>
          </draw:text-box>
        </draw:frame>
        <draw:frame draw:style-name="gr42" draw:text-style-name="P5" draw:layer="layout" svg:width="0.9cm" svg:height="0.45cm" svg:x="1.5cm" svg:y="9.5cm">
          <draw:text-box>
            <text:p><text:span text:style-name="T3">10%</text:span></text:p>
          </draw:text-box>
        </draw:frame>
        <draw:frame draw:style-name="gr42" draw:text-style-name="P5" draw:layer="layout" svg:width="0.9cm" svg:height="0.45cm" svg:x="1.5cm" svg:y="8.2cm">
          <draw:text-box>
            <text:p><text:span text:style-name="T3">40%</text:span></text:p>
          </draw:text-box>
        </draw:frame>
        <draw:frame draw:style-name="gr42" draw:text-style-name="P5" draw:layer="layout" svg:width="0.9cm" svg:height="0.45cm" svg:x="1.5cm" svg:y="7cm">
          <draw:text-box>
            <text:p><text:span text:style-name="T3">70%</text:span></text:p>
          </draw:text-box>
        </draw:frame>
        <draw:frame draw:style-name="gr42" draw:text-style-name="P5" draw:layer="layout" svg:width="0.9cm" svg:height="0.45cm" svg:x="1.424cm" svg:y="5.7cm">
          <draw:text-box>
            <text:p><text:span text:style-name="T3">100%</text:span></text:p>
          </draw:text-box>
        </draw:frame>
        <draw:custom-shape draw:style-name="gr43" draw:text-style-name="P13" draw:layer="layout" svg:width="5.35cm" svg:height="2.722cm" draw:transform="rotate (1.5707963267949) translate (15.55cm 13.7cm)">
          <text:p text:style-name="P12">falls sinkt:<text:line-break/>1. max target_valve_open_count </text:p>
          <text:p text:style-name="P12">2. target_valve_open_count -1</text:p>
          <text:p text:style-name="P15">3. Modulieren up</text:p>
          <text:p text:style-name="P15">4. Zuenden B</text:p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5.85cm" svg:height="1.577cm" svg:x="8.7cm" svg:y="1.223cm">
          <draw:text-box>
            <text:p><text:span text:style-name="T3">Kosten:</text:span></text:p>
            <text:p><text:span text:style-name="T3">Pumpe günstig</text:span></text:p>
            <text:p><text:span text:style-name="T3">Modulation oder Last ändern: mittel</text:span></text:p>
            <text:p><text:span text:style-name="T3">zünden / löschen: teuer</text:span></text:p>
          </draw:text-box>
        </draw:frame>
        <draw:frame draw:style-name="gr26" draw:text-style-name="P5" draw:layer="layout" svg:width="2.25cm" svg:height="0.439cm" svg:x="23.5cm" svg:y="4.961cm">
          <draw:text-box>
            <text:p><text:span text:style-name="T3">loeschen A</text:span></text:p>
          </draw:text-box>
        </draw:frame>
        <draw:custom-shape draw:style-name="gr25" draw:text-style-name="P10" draw:layer="layout" svg:width="0.5cm" svg:height="0.5cm" svg:x="24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305cm" draw:rotation="450"/>
    <draw:marker draw:name="Arrow" svg:viewBox="0 0 20 30" svg:d="M10 0l-10 30h20z"/>
    <draw:marker draw:name="Arrow_20_short" draw:display-name="Arrow short" svg:viewBox="0 0 20 13" svg:d="M0 13l10-13 10 13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15T08:16:11.410000000</dc:date>
    <dc:language>de-DE</dc:language>
    <meta:editing-cycles>533</meta:editing-cycles>
    <meta:editing-duration>P27DT23H39M38S</meta:editing-duration>
    <meta:print-date>2024-10-15T08:03:57.046000000</meta:print-date>
    <meta:printed-by>PDF-Dateien</meta:printed-by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